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Geneva, sans-serif, sans-serif"/>
    <style:font-face style:name="inherit" svg:font-family="inherit"/>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Ubuntu" officeooo:rsid="0014a73d" officeooo:paragraph-rsid="0015ced4"/>
    </style:style>
    <style:style style:name="P2" style:family="paragraph" style:parent-style-name="Text_20_body">
      <style:text-properties style:font-name="Ubuntu" officeooo:rsid="0043ca9d" officeooo:paragraph-rsid="0043ca9d"/>
    </style:style>
    <style:style style:name="P3" style:family="paragraph" style:parent-style-name="Text_20_body">
      <style:text-properties style:font-name="Ubuntu" officeooo:rsid="006eb160" officeooo:paragraph-rsid="006eb160"/>
    </style:style>
    <style:style style:name="P4" style:family="paragraph" style:parent-style-name="Text_20_body">
      <style:text-properties style:font-name="Ubuntu" officeooo:rsid="00770000" officeooo:paragraph-rsid="00770000"/>
    </style:style>
    <style:style style:name="P5" style:family="paragraph" style:parent-style-name="Text_20_body">
      <style:text-properties style:font-name="Ubuntu" fo:language="es" fo:country="ES" officeooo:rsid="00144f71" officeooo:paragraph-rsid="00144f71"/>
    </style:style>
    <style:style style:name="P6" style:family="paragraph" style:parent-style-name="Text_20_body">
      <style:text-properties style:font-name="Ubuntu" fo:language="es" fo:country="ES" fo:font-weight="bold" officeooo:rsid="0040b43d" officeooo:paragraph-rsid="0040b43d" style:font-weight-asian="bold" style:font-weight-complex="bold"/>
    </style:style>
    <style:style style:name="P7" style:family="paragraph" style:parent-style-name="Text_20_body">
      <style:text-properties style:font-name="Ubuntu" fo:language="es" fo:country="ES" fo:font-weight="bold" officeooo:rsid="0059a05b" officeooo:paragraph-rsid="0059a05b" style:font-weight-asian="bold" style:font-weight-complex="bold"/>
    </style:style>
    <style:style style:name="P8" style:family="paragraph" style:parent-style-name="Text_20_body">
      <style:text-properties style:font-name="Ubuntu" fo:language="es" fo:country="ES" fo:font-weight="bold" officeooo:rsid="006c65be" officeooo:paragraph-rsid="006c65be" style:font-weight-asian="bold" style:font-weight-complex="bold"/>
    </style:style>
    <style:style style:name="P9" style:family="paragraph" style:parent-style-name="Text_20_body">
      <style:text-properties style:font-name="Ubuntu" fo:language="es" fo:country="ES" officeooo:rsid="00496607" officeooo:paragraph-rsid="0054883e"/>
    </style:style>
    <style:style style:name="P10" style:family="paragraph" style:parent-style-name="Text_20_body">
      <style:text-properties style:font-name="Ubuntu" fo:language="es" fo:country="ES" fo:font-weight="normal" officeooo:rsid="00739234" officeooo:paragraph-rsid="00778980" style:font-weight-asian="normal" style:font-weight-complex="normal"/>
    </style:style>
    <style:style style:name="P11" style:family="paragraph" style:parent-style-name="Text_20_body">
      <style:text-properties style:font-name="Ubuntu" fo:language="es" fo:country="ES" fo:font-weight="normal" officeooo:rsid="005f86d2" officeooo:paragraph-rsid="005f86d2" style:font-weight-asian="normal" style:font-weight-complex="normal"/>
    </style:style>
    <style:style style:name="P12" style:family="paragraph" style:parent-style-name="Text_20_body">
      <style:text-properties style:font-name="Ubuntu" fo:language="es" fo:country="ES" fo:font-weight="normal" officeooo:rsid="00730c7e" officeooo:paragraph-rsid="00730c7e" style:font-weight-asian="normal" style:font-weight-complex="normal"/>
    </style:style>
    <style:style style:name="P13" style:family="paragraph" style:parent-style-name="Text_20_body">
      <style:text-properties style:font-name="Ubuntu" fo:language="es" fo:country="ES" fo:font-weight="normal" officeooo:rsid="00624a94" officeooo:paragraph-rsid="00624a94" style:font-weight-asian="normal" style:font-weight-complex="normal"/>
    </style:style>
    <style:style style:name="P14" style:family="paragraph" style:parent-style-name="Text_20_body">
      <style:text-properties style:font-name="Ubuntu" fo:language="es" fo:country="ES" fo:font-weight="normal" officeooo:rsid="0065a2ca" officeooo:paragraph-rsid="0065a2ca" style:font-weight-asian="normal" style:font-weight-complex="normal"/>
    </style:style>
    <style:style style:name="P15" style:family="paragraph" style:parent-style-name="Text_20_body">
      <style:text-properties style:font-name="Ubuntu" fo:language="es" fo:country="ES" fo:font-weight="normal" officeooo:rsid="006cf551" officeooo:paragraph-rsid="0071c6ec" style:font-weight-asian="normal" style:font-weight-complex="normal"/>
    </style:style>
    <style:style style:name="P16" style:family="paragraph" style:parent-style-name="Text_20_body">
      <style:text-properties style:font-name="Ubuntu" fo:language="es" fo:country="ES" fo:font-weight="normal" officeooo:rsid="00720c98" officeooo:paragraph-rsid="00720c98" style:font-weight-asian="normal" style:font-weight-complex="normal"/>
    </style:style>
    <style:style style:name="P17" style:family="paragraph" style:parent-style-name="Text_20_body">
      <style:text-properties style:font-name="Ubuntu" fo:language="es" fo:country="ES" fo:font-weight="normal" officeooo:rsid="002883e9" officeooo:paragraph-rsid="002883e9" style:font-weight-asian="normal" style:font-weight-complex="normal"/>
    </style:style>
    <style:style style:name="P18" style:family="paragraph" style:parent-style-name="Text_20_body">
      <style:text-properties style:font-name="Ubuntu" fo:language="es" fo:country="ES" fo:font-weight="normal" officeooo:rsid="002e3d37" officeooo:paragraph-rsid="002e3d37" style:font-weight-asian="normal" style:font-weight-complex="normal"/>
    </style:style>
    <style:style style:name="P19" style:family="paragraph" style:parent-style-name="Text_20_body">
      <style:text-properties style:font-name="Ubuntu" fo:language="es" fo:country="ES" fo:font-weight="normal" officeooo:rsid="00363992" officeooo:paragraph-rsid="00476831" style:font-weight-asian="normal" style:font-weight-complex="normal"/>
    </style:style>
    <style:style style:name="P20" style:family="paragraph" style:parent-style-name="Text_20_body">
      <style:text-properties style:font-name="Ubuntu" fo:language="es" fo:country="ES" fo:font-weight="normal" officeooo:rsid="00363992" officeooo:paragraph-rsid="00363992" style:font-weight-asian="normal" style:font-weight-complex="normal"/>
    </style:style>
    <style:style style:name="P21" style:family="paragraph" style:parent-style-name="Text_20_body">
      <style:text-properties style:font-name="Ubuntu" fo:language="es" fo:country="ES" fo:font-weight="normal" officeooo:rsid="00d2fc2d" officeooo:paragraph-rsid="00d2fc2d" style:font-weight-asian="normal" style:font-weight-complex="normal"/>
    </style:style>
    <style:style style:name="P22" style:family="paragraph" style:parent-style-name="Text_20_body">
      <style:text-properties style:font-name="Ubuntu" fo:language="es" fo:country="ES" fo:font-weight="normal" officeooo:rsid="00d55a3a" officeooo:paragraph-rsid="00d55a3a" style:font-weight-asian="normal" style:font-weight-complex="normal"/>
    </style:style>
    <style:style style:name="P23" style:family="paragraph" style:parent-style-name="Text_20_body">
      <style:text-properties style:font-name="Ubuntu" fo:language="es" fo:country="ES" officeooo:rsid="001782f2" officeooo:paragraph-rsid="001782f2"/>
    </style:style>
    <style:style style:name="P24" style:family="paragraph" style:parent-style-name="Text_20_body">
      <style:text-properties style:font-name="Ubuntu" fo:language="es" fo:country="ES" officeooo:rsid="00b67dcc" officeooo:paragraph-rsid="00b67dcc"/>
    </style:style>
    <style:style style:name="P25" style:family="paragraph" style:parent-style-name="Text_20_body">
      <style:text-properties style:font-name="Ubuntu" fo:language="es" fo:country="ES" officeooo:rsid="00bc4b96" officeooo:paragraph-rsid="00bc4b96"/>
    </style:style>
    <style:style style:name="P26" style:family="paragraph" style:parent-style-name="Text_20_body">
      <style:text-properties style:font-name="Ubuntu" officeooo:rsid="0090a574" officeooo:paragraph-rsid="0090a574"/>
    </style:style>
    <style:style style:name="P27" style:family="paragraph" style:parent-style-name="Text_20_body">
      <style:text-properties style:font-name="Ubuntu" officeooo:rsid="00950355" officeooo:paragraph-rsid="00950355"/>
    </style:style>
    <style:style style:name="P28" style:family="paragraph" style:parent-style-name="Text_20_body">
      <style:text-properties style:font-name="Ubuntu" fo:font-weight="bold" style:font-weight-asian="bold" style:font-weight-complex="bold"/>
    </style:style>
    <style:style style:name="P29" style:family="paragraph" style:parent-style-name="Text_20_body">
      <style:text-properties style:font-name="Ubuntu" fo:font-weight="bold" officeooo:rsid="00db503c" officeooo:paragraph-rsid="00db503c" style:font-weight-asian="bold" style:font-weight-complex="bold"/>
    </style:style>
    <style:style style:name="P30" style:family="paragraph" style:parent-style-name="Text_20_body">
      <style:text-properties style:font-name="Ubuntu" fo:font-weight="bold" officeooo:rsid="00dcfac6" officeooo:paragraph-rsid="00dcfac6" style:font-weight-asian="bold" style:font-weight-complex="bold"/>
    </style:style>
    <style:style style:name="P31" style:family="paragraph" style:parent-style-name="Text_20_body">
      <style:text-properties style:font-name="Ubuntu" fo:font-weight="bold" officeooo:rsid="00e238fd" officeooo:paragraph-rsid="00e238fd" style:font-weight-asian="bold" style:font-weight-complex="bold"/>
    </style:style>
    <style:style style:name="P32" style:family="paragraph" style:parent-style-name="Text_20_body">
      <style:text-properties style:font-name="Ubuntu" fo:font-weight="bold" officeooo:rsid="00e5e11d" officeooo:paragraph-rsid="00e5e11d" style:font-weight-asian="bold" style:font-weight-complex="bold"/>
    </style:style>
    <style:style style:name="P33" style:family="paragraph" style:parent-style-name="Text_20_body">
      <style:text-properties style:font-name="Ubuntu" fo:font-weight="bold" officeooo:rsid="00eb056c" officeooo:paragraph-rsid="00eb056c" style:font-weight-asian="bold" style:font-weight-complex="bold"/>
    </style:style>
    <style:style style:name="P34" style:family="paragraph" style:parent-style-name="Text_20_body">
      <style:text-properties style:font-name="Ubuntu" fo:font-weight="normal" officeooo:rsid="00e7b354" officeooo:paragraph-rsid="00e7b354" style:font-weight-asian="normal" style:font-weight-complex="normal"/>
    </style:style>
    <style:style style:name="P35" style:family="paragraph" style:parent-style-name="Text_20_body">
      <style:text-properties style:font-name="Ubuntu" fo:font-weight="normal" officeooo:rsid="00eb7a09" officeooo:paragraph-rsid="00ed80e0" style:font-weight-asian="normal" style:font-weight-complex="normal"/>
    </style:style>
    <style:style style:name="P36" style:family="paragraph" style:parent-style-name="Text_20_body">
      <style:text-properties style:font-name="Ubuntu" style:text-underline-style="none" fo:font-weight="normal" officeooo:rsid="00eb7a09" officeooo:paragraph-rsid="00eb7a09" style:font-weight-asian="normal" style:font-weight-complex="normal"/>
    </style:style>
    <style:style style:name="P37" style:family="paragraph" style:parent-style-name="Text_20_body">
      <style:text-properties style:font-name="Ubuntu" style:text-underline-style="none" fo:font-weight="normal" officeooo:rsid="00f1485a" officeooo:paragraph-rsid="00f1485a" style:font-weight-asian="normal" style:font-weight-complex="normal"/>
    </style:style>
    <style:style style:name="P38" style:family="paragraph" style:parent-style-name="Text_20_body">
      <style:text-properties style:font-name="Ubuntu" style:text-underline-style="none" fo:font-weight="normal" officeooo:rsid="00f1485a" officeooo:paragraph-rsid="00f3ebd2" style:font-weight-asian="normal" style:font-weight-complex="normal"/>
    </style:style>
    <style:style style:name="P39" style:family="paragraph" style:parent-style-name="Text_20_body">
      <style:text-properties style:font-name="Ubuntu" style:text-underline-style="none" fo:font-weight="normal" officeooo:rsid="00f6061a" officeooo:paragraph-rsid="00f6061a" style:font-weight-asian="normal" style:font-weight-complex="normal"/>
    </style:style>
    <style:style style:name="P40" style:family="paragraph" style:parent-style-name="Text_20_body">
      <style:text-properties style:font-name="Ubuntu" style:text-underline-style="none" fo:font-weight="normal" officeooo:rsid="00f6eef2" officeooo:paragraph-rsid="00f6eef2" style:font-weight-asian="normal" style:font-weight-complex="normal"/>
    </style:style>
    <style:style style:name="P41" style:family="paragraph" style:parent-style-name="Text_20_body">
      <style:text-properties style:font-name="Ubuntu" style:text-underline-style="none" fo:font-weight="normal" officeooo:rsid="00fb264d" officeooo:paragraph-rsid="00fe7c53" style:font-weight-asian="normal" style:font-weight-complex="normal"/>
    </style:style>
    <style:style style:name="P42" style:family="paragraph" style:parent-style-name="Text_20_body">
      <style:text-properties style:font-name="Ubuntu" style:text-underline-style="none" fo:font-weight="normal" officeooo:rsid="00fcc6aa" officeooo:paragraph-rsid="00fcc6aa" style:font-weight-asian="normal" style:font-weight-complex="normal"/>
    </style:style>
    <style:style style:name="P43" style:family="paragraph" style:parent-style-name="Text_20_body">
      <style:text-properties style:font-name="Ubuntu" style:text-underline-style="none" fo:font-weight="bold" officeooo:rsid="00ee8e4c" officeooo:paragraph-rsid="00ee8e4c" style:font-weight-asian="bold" style:font-weight-complex="bold"/>
    </style:style>
    <style:style style:name="P44" style:family="paragraph" style:parent-style-name="Text_20_body">
      <style:text-properties style:font-name="Ubuntu" style:text-underline-style="none" fo:font-weight="bold" officeooo:rsid="00f9b142" officeooo:paragraph-rsid="00f9b142" style:font-weight-asian="bold" style:font-weight-complex="bold"/>
    </style:style>
    <style:style style:name="P45" style:family="paragraph" style:parent-style-name="Text_20_body">
      <style:text-properties style:use-window-font-color="true" style:font-name="Ubuntu" fo:language="es" fo:country="ES" fo:font-weight="normal" officeooo:rsid="001aa14b" officeooo:paragraph-rsid="001f5fe2" style:font-weight-asian="normal" style:font-weight-complex="normal"/>
    </style:style>
    <style:style style:name="P46" style:family="paragraph" style:parent-style-name="Text_20_body">
      <style:text-properties style:use-window-font-color="true" style:font-name="Ubuntu" fo:language="es" fo:country="ES" fo:font-weight="normal" officeooo:rsid="00217763" officeooo:paragraph-rsid="00205337" style:font-weight-asian="normal" style:font-weight-complex="normal"/>
    </style:style>
    <style:style style:name="P47" style:family="paragraph" style:parent-style-name="Text_20_body">
      <style:text-properties style:use-window-font-color="true" style:font-name="Ubuntu" fo:language="es" fo:country="ES" fo:font-weight="normal" officeooo:rsid="00205337" officeooo:paragraph-rsid="0022d5e7" style:font-weight-asian="normal" style:font-weight-complex="normal"/>
    </style:style>
    <style:style style:name="P48" style:family="paragraph" style:parent-style-name="Text_20_body">
      <style:text-properties style:use-window-font-color="true" style:font-name="Ubuntu" fo:language="es" fo:country="ES" fo:font-weight="normal" officeooo:rsid="00254e25" officeooo:paragraph-rsid="00254e25" style:font-weight-asian="normal" style:font-weight-complex="normal"/>
    </style:style>
    <style:style style:name="P49" style:family="paragraph" style:parent-style-name="Text_20_body">
      <style:text-properties style:use-window-font-color="true" style:font-name="Ubuntu" fo:language="es" fo:country="ES" fo:font-weight="normal" officeooo:rsid="002ce57a" officeooo:paragraph-rsid="002ce57a" style:font-weight-asian="normal" style:font-weight-complex="normal"/>
    </style:style>
    <style:style style:name="P50" style:family="paragraph" style:parent-style-name="Text_20_body">
      <style:text-properties style:use-window-font-color="true" style:font-name="Ubuntu" fo:language="es" fo:country="ES" fo:font-weight="normal" officeooo:rsid="002dc84a" officeooo:paragraph-rsid="002dc84a" style:font-weight-asian="normal" style:font-weight-complex="normal"/>
    </style:style>
    <style:style style:name="P51" style:family="paragraph" style:parent-style-name="Text_20_body">
      <style:text-properties style:use-window-font-color="true" style:font-name="Ubuntu" fo:language="es" fo:country="ES" fo:font-weight="normal" officeooo:rsid="002ecf5d" officeooo:paragraph-rsid="002ecf5d" style:font-weight-asian="normal" style:font-weight-complex="normal"/>
    </style:style>
    <style:style style:name="P52" style:family="paragraph" style:parent-style-name="Text_20_body">
      <style:text-properties style:use-window-font-color="true" style:font-name="Ubuntu" fo:language="es" fo:country="ES" fo:font-weight="normal" officeooo:rsid="00315002" officeooo:paragraph-rsid="00315002" style:font-weight-asian="normal" style:font-weight-complex="normal"/>
    </style:style>
    <style:style style:name="P53" style:family="paragraph" style:parent-style-name="Text_20_body">
      <style:text-properties style:use-window-font-color="true" style:font-name="Ubuntu" fo:language="es" fo:country="ES" fo:font-weight="normal" officeooo:rsid="00332c64" officeooo:paragraph-rsid="00332c64" style:font-weight-asian="normal" style:font-weight-complex="normal"/>
    </style:style>
    <style:style style:name="P54" style:family="paragraph" style:parent-style-name="Text_20_body">
      <style:text-properties fo:color="#ff6600" style:font-name="Ubuntu" fo:language="es" fo:country="ES" fo:font-style="italic" fo:font-weight="bold" officeooo:rsid="00563d52" officeooo:paragraph-rsid="00563d52" style:font-style-asian="italic" style:font-weight-asian="bold" style:font-style-complex="italic" style:font-weight-complex="bold"/>
    </style:style>
    <style:style style:name="P55" style:family="paragraph" style:parent-style-name="Text_20_body">
      <style:text-properties fo:color="#ff6600" style:font-name="Ubuntu" fo:language="es" fo:country="ES" fo:font-style="italic" fo:font-weight="bold" officeooo:rsid="00582232" officeooo:paragraph-rsid="00582232" style:font-style-asian="italic" style:font-weight-asian="bold" style:font-style-complex="italic" style:font-weight-complex="bold"/>
    </style:style>
    <style:style style:name="P56" style:family="paragraph" style:parent-style-name="Text_20_body">
      <style:text-properties fo:color="#ff6600" style:font-name="Ubuntu" fo:language="es" fo:country="ES" fo:font-style="italic" fo:font-weight="bold" officeooo:rsid="00d642f8" officeooo:paragraph-rsid="00d642f8" style:font-style-asian="italic" style:font-weight-asian="bold" style:font-style-complex="italic" style:font-weight-complex="bold"/>
    </style:style>
    <style:style style:name="P57" style:family="paragraph" style:parent-style-name="Text_20_body">
      <style:text-properties fo:language="es" fo:country="ES" officeooo:rsid="00144f71" officeooo:paragraph-rsid="00950355"/>
    </style:style>
    <style:style style:name="P58" style:family="paragraph" style:parent-style-name="Text_20_body">
      <style:text-properties fo:font-variant="normal" fo:text-transform="none" fo:color="#3c3c3c" style:font-name="Open Sans" fo:font-size="12pt" fo:letter-spacing="normal" fo:language="es" fo:country="ES" fo:font-style="normal" fo:font-weight="normal" officeooo:rsid="00bc4b96" officeooo:paragraph-rsid="00bc4b96"/>
    </style:style>
    <style:style style:name="P59" style:family="paragraph" style:parent-style-name="Text_20_body">
      <style:text-properties officeooo:paragraph-rsid="0101d601"/>
    </style:style>
    <style:style style:name="P60" style:family="paragraph" style:parent-style-name="Standard">
      <style:text-properties fo:language="es" fo:country="ES" officeooo:rsid="00144f71" officeooo:paragraph-rsid="00aa7f0a"/>
    </style:style>
    <style:style style:name="P61" style:family="paragraph" style:parent-style-name="Standard">
      <style:text-properties style:font-name="Ubuntu" fo:language="es" fo:country="ES" officeooo:rsid="00b780e2" officeooo:paragraph-rsid="00b780e2"/>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98251" officeooo:paragraph-rsid="00998251"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98251" officeooo:paragraph-rsid="00aa7f0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af25b" officeooo:paragraph-rsid="009af25b"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af25b" officeooo:paragraph-rsid="00aa7f0a"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b4322" officeooo:paragraph-rsid="009b4322"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b4322" officeooo:paragraph-rsid="00aa7f0a"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9c1eb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aa7f0a"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9c1eb2"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9c1eb2" officeooo:paragraph-rsid="00aa7f0a"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1eb2" officeooo:paragraph-rsid="009c1eb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1eb2" officeooo:paragraph-rsid="00aa7f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de13d" officeooo:paragraph-rsid="009de13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ee522" officeooo:paragraph-rsid="009ee52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f8ad6" officeooo:paragraph-rsid="009f8ad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6525" officeooo:paragraph-rsid="00ae652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378dc" officeooo:paragraph-rsid="00b378d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officeooo:rsid="00b1e604" officeooo:paragraph-rsid="00b1e604"/>
    </style:style>
    <style:style style:name="P80" style:family="paragraph" style:parent-style-name="Footnote">
      <style:text-properties style:font-name="Ubuntu" officeooo:rsid="00cc830a" officeooo:paragraph-rsid="00cc830a"/>
    </style:style>
    <style:style style:name="P81" style:family="paragraph" style:parent-style-name="Text_20_body" style:list-style-name="L2">
      <style:text-properties style:font-name="Ubuntu" fo:language="es" fo:country="ES" fo:font-weight="normal" officeooo:rsid="006200fa" officeooo:paragraph-rsid="006200fa" style:font-weight-asian="normal" style:font-weight-complex="normal"/>
    </style:style>
    <style:style style:name="P82" style:family="paragraph" style:parent-style-name="Text_20_body" style:list-style-name="L3">
      <style:text-properties style:font-name="Ubuntu" fo:language="es" fo:country="ES" fo:font-weight="normal" officeooo:rsid="00cc6ea1" officeooo:paragraph-rsid="00cc6ea1" style:font-weight-asian="normal" style:font-weight-complex="normal"/>
    </style:style>
    <style:style style:name="P83" style:family="paragraph" style:parent-style-name="Text_20_body" style:list-style-name="L3">
      <style:text-properties style:font-name="Ubuntu" fo:language="es" fo:country="ES" fo:font-weight="normal" officeooo:rsid="00bc6835" officeooo:paragraph-rsid="00c4b4eb" style:font-weight-asian="normal" style:font-weight-complex="normal"/>
    </style:style>
    <style:style style:name="P84" style:family="paragraph" style:parent-style-name="Text_20_body">
      <style:text-properties style:font-name="Ubuntu" fo:language="es" fo:country="ES" fo:font-style="normal" fo:font-weight="normal" officeooo:rsid="00688dde" officeooo:paragraph-rsid="0065a2ca" style:font-style-asian="normal" style:font-weight-asian="normal" style:font-style-complex="normal" style:font-weight-complex="normal"/>
    </style:style>
    <style:style style:name="P85" style:family="paragraph" style:parent-style-name="Text_20_body" style:list-style-name="L3">
      <style:text-properties style:font-name="Ubuntu" fo:language="es" fo:country="ES" fo:font-style="normal" fo:font-weight="normal" officeooo:rsid="00baba0f" officeooo:paragraph-rsid="00baba0f" style:font-style-asian="normal" style:font-weight-asian="normal" style:font-style-complex="normal" style:font-weight-complex="normal"/>
    </style:style>
    <style:style style:name="P86" style:family="paragraph" style:parent-style-name="Text_20_body" style:list-style-name="L4">
      <style:text-properties style:font-name="Ubuntu" fo:language="es" fo:country="ES" officeooo:rsid="0021e32d" officeooo:paragraph-rsid="0021e32d"/>
    </style:style>
    <style:style style:name="P87" style:family="paragraph" style:parent-style-name="Text_20_body">
      <style:text-properties fo:font-variant="normal" fo:text-transform="none" fo:color="#000000" style:text-line-through-style="none" style:text-line-through-type="none" style:font-name="Ubuntu" fo:letter-spacing="normal" fo:font-style="normal" style:text-underline-style="none" fo:font-weight="normal" officeooo:rsid="010a2a87" officeooo:paragraph-rsid="010a2a87" style:text-blinking="false" style:font-weight-asian="normal" style:font-weight-complex="normal"/>
    </style:style>
    <style:style style:name="P88" style:family="paragraph" style:parent-style-name="Text_20_body" style:list-style-name="L4">
      <style:text-properties style:use-window-font-color="true" style:font-name="Ubuntu" fo:language="es" fo:country="ES" fo:font-weight="bold" officeooo:rsid="00205337" officeooo:paragraph-rsid="0021e32d" style:font-weight-asian="bold" style:font-weight-complex="bold"/>
    </style:style>
    <style:style style:name="P89" style:family="paragraph" style:parent-style-name="Text_20_body" style:list-style-name="L4">
      <style:text-properties style:use-window-font-color="true" style:font-name="Ubuntu" fo:language="es" fo:country="ES" fo:font-weight="bold" officeooo:rsid="0021e32d" officeooo:paragraph-rsid="0021e32d" style:font-weight-asian="bold" style:font-weight-complex="bold"/>
    </style:style>
    <style:style style:name="P90" style:family="paragraph" style:parent-style-name="Text_20_body">
      <style:text-properties officeooo:paragraph-rsid="010f72ca"/>
    </style:style>
    <style:style style:name="P91" style:family="paragraph" style:parent-style-name="Text_20_body">
      <style:text-properties style:font-name="Ubuntu" fo:font-weight="bold" officeooo:rsid="011127e6" officeooo:paragraph-rsid="011127e6" style:font-weight-asian="bold" style:font-weight-complex="bold"/>
    </style:style>
    <style:style style:name="P92" style:family="paragraph" style:parent-style-name="Text_20_body">
      <style:text-properties style:font-name="Ubuntu" fo:font-weight="normal" officeooo:rsid="011127e6" officeooo:paragraph-rsid="011127e6" style:font-weight-asian="normal" style:font-weight-complex="normal"/>
    </style:style>
    <style:style style:name="P93" style:family="paragraph" style:parent-style-name="Heading_20_1">
      <style:paragraph-properties fo:break-before="page"/>
      <style:text-properties fo:color="#000000" fo:font-style="normal" fo:font-weight="bold" officeooo:rsid="00d9ee0f" officeooo:paragraph-rsid="00d9ee0f" style:font-style-asian="normal" style:font-weight-asian="bold" style:font-style-complex="normal" style:font-weight-complex="bold"/>
    </style:style>
    <style:style style:name="P94" style:family="paragraph" style:parent-style-name="Heading_20_2">
      <style:text-properties officeooo:rsid="0096da8f" officeooo:paragraph-rsid="0096da8f"/>
    </style:style>
    <style:style style:name="P95" style:family="paragraph" style:parent-style-name="Heading_20_2">
      <style:text-properties fo:language="es" fo:country="ES"/>
    </style:style>
    <style:style style:name="P96" style:family="paragraph" style:parent-style-name="Heading_20_2">
      <style:paragraph-properties fo:break-before="page"/>
      <style:text-properties style:font-name="Ubuntu" fo:language="es" fo:country="ES" officeooo:rsid="0014a73d" officeooo:paragraph-rsid="0014a73d"/>
    </style:style>
    <style:style style:name="P97" style:family="paragraph" style:parent-style-name="Heading_20_2">
      <style:paragraph-properties fo:break-before="page"/>
      <style:text-properties officeooo:rsid="010f72ca" officeooo:paragraph-rsid="010f72ca"/>
    </style:style>
    <style:style style:name="P98" style:family="paragraph" style:parent-style-name="Table_20_Contents" style:list-style-name="L1">
      <style:paragraph-properties fo:text-align="start" style:justify-single-word="false"/>
      <style:text-properties officeooo:paragraph-rsid="00a58fe1"/>
    </style:style>
    <style:style style:name="P9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4ff93" officeooo:paragraph-rsid="00a58fe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8aa6e"/>
    </style:style>
    <style:style style:name="T2" style:family="text">
      <style:text-properties fo:color="#ff6600" fo:font-weight="bold" officeooo:rsid="0018aa6e" style:font-weight-asian="bold" style:font-weight-complex="bold"/>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fo:font-style="italic" fo:font-weight="bold" officeooo:rsid="006f2b34" style:font-style-asian="italic" style:font-weight-asian="bold" style:font-style-complex="italic" style:font-weight-complex="bold"/>
    </style:style>
    <style:style style:name="T5" style:family="text">
      <style:text-properties fo:color="#ff6600" fo:font-style="italic" fo:font-weight="bold" officeooo:rsid="0071119d" style:font-style-asian="italic" style:font-weight-asian="bold" style:font-style-complex="italic" style:font-weight-complex="bold"/>
    </style:style>
    <style:style style:name="T6" style:family="text">
      <style:text-properties fo:color="#ff6600" fo:font-style="italic" fo:font-weight="bold" officeooo:rsid="00778980" style:font-style-asian="italic" style:font-weight-asian="bold" style:font-style-complex="italic" style:font-weight-complex="bold"/>
    </style:style>
    <style:style style:name="T7" style:family="text">
      <style:text-properties fo:color="#ff6600" fo:font-style="italic" fo:font-weight="bold" officeooo:rsid="00c97869" style:font-style-asian="italic" style:font-weight-asian="bold" style:font-style-complex="italic" style:font-weight-complex="bold"/>
    </style:style>
    <style:style style:name="T8" style:family="text">
      <style:text-properties fo:color="#ff6600" fo:font-style="italic" fo:font-weight="bold" officeooo:rsid="00ecfa66" style:font-style-asian="italic" style:font-weight-asian="bold" style:font-style-complex="italic" style:font-weight-complex="bold"/>
    </style:style>
    <style:style style:name="T9" style:family="text">
      <style:text-properties fo:color="#ff6600" fo:font-style="italic" fo:font-weight="bold" officeooo:rsid="00f3ebd2" style:font-style-asian="italic" style:font-weight-asian="bold" style:font-style-complex="italic" style:font-weight-complex="bold"/>
    </style:style>
    <style:style style:name="T10" style:family="text">
      <style:text-properties fo:color="#ff6600" fo:font-style="italic" fo:font-weight="bold" officeooo:rsid="00fe7c53" style:font-style-asian="italic" style:font-weight-asian="bold" style:font-style-complex="italic" style:font-weight-complex="bold"/>
    </style:style>
    <style:style style:name="T11" style:family="text">
      <style:text-properties officeooo:rsid="001aeaf8"/>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bold" officeooo:rsid="00205337" style:font-weight-asian="bold" style:font-weight-complex="bold"/>
    </style:style>
    <style:style style:name="T15" style:family="text">
      <style:text-properties style:use-window-font-color="true" officeooo:rsid="002a393d"/>
    </style:style>
    <style:style style:name="T16" style:family="text">
      <style:text-properties style:use-window-font-color="true" officeooo:rsid="002eaf38"/>
    </style:style>
    <style:style style:name="T17" style:family="text">
      <style:text-properties style:use-window-font-color="true" officeooo:rsid="00365b5d"/>
    </style:style>
    <style:style style:name="T18" style:family="text">
      <style:text-properties officeooo:rsid="004ae761"/>
    </style:style>
    <style:style style:name="T19" style:family="text">
      <style:text-properties fo:font-weight="normal" style:font-weight-asian="normal" style:font-weight-complex="normal"/>
    </style:style>
    <style:style style:name="T20" style:family="text">
      <style:text-properties style:font-name="Ubuntu" style:text-underline-style="none" fo:font-weight="normal" officeooo:rsid="0101d601" style:font-weight-asian="normal" style:font-weight-complex="normal"/>
    </style:style>
    <style:style style:name="T21" style:family="text">
      <style:text-properties style:font-name="Ubuntu" style:text-underline-style="none" fo:font-weight="normal" officeooo:rsid="0102b575" style:font-weight-asian="normal" style:font-weight-complex="normal"/>
    </style:style>
    <style:style style:name="T22" style:family="text">
      <style:text-properties style:font-name="Ubuntu" style:text-underline-style="none" fo:font-weight="normal" officeooo:rsid="010278dc" style:font-weight-asian="normal" style:font-weight-complex="normal"/>
    </style:style>
    <style:style style:name="T23" style:family="text">
      <style:text-properties fo:font-style="italic" officeooo:rsid="00688dde" style:font-style-asian="italic" style:font-style-complex="italic"/>
    </style:style>
    <style:style style:name="T24" style:family="text">
      <style:text-properties fo:font-style="italic" officeooo:rsid="00c2e889" style:font-style-asian="italic" style:font-style-complex="italic"/>
    </style:style>
    <style:style style:name="T25" style:family="text">
      <style:text-properties fo:font-style="italic" officeooo:rsid="00c9786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688dde" style:font-style-asian="normal" style:font-style-complex="normal"/>
    </style:style>
    <style:style style:name="T28" style:family="text">
      <style:text-properties fo:font-style="normal" officeooo:rsid="006a8730" style:font-style-asian="normal" style:font-style-complex="normal"/>
    </style:style>
    <style:style style:name="T29" style:family="text">
      <style:text-properties fo:font-style="normal" officeooo:rsid="00708559" style:font-style-asian="normal" style:font-style-complex="normal"/>
    </style:style>
    <style:style style:name="T30" style:family="text">
      <style:text-properties fo:font-style="normal" officeooo:rsid="0087f72d" style:font-style-asian="normal" style:font-style-complex="normal"/>
    </style:style>
    <style:style style:name="T31" style:family="text">
      <style:text-properties fo:font-style="normal" officeooo:rsid="00baba0f" style:font-style-asian="normal" style:font-style-complex="normal"/>
    </style:style>
    <style:style style:name="T32" style:family="text">
      <style:text-properties fo:font-style="normal" officeooo:rsid="00bd30ae" style:font-style-asian="normal" style:font-style-complex="normal"/>
    </style:style>
    <style:style style:name="T33" style:family="text">
      <style:text-properties fo:font-style="normal" officeooo:rsid="00c0a689" style:font-style-asian="normal" style:font-style-complex="normal"/>
    </style:style>
    <style:style style:name="T34" style:family="text">
      <style:text-properties fo:font-style="normal" officeooo:rsid="00c2970a" style:font-style-asian="normal" style:font-style-complex="normal"/>
    </style:style>
    <style:style style:name="T35" style:family="text">
      <style:text-properties fo:font-style="normal" officeooo:rsid="00c2e889" style:font-style-asian="normal" style:font-style-complex="normal"/>
    </style:style>
    <style:style style:name="T36" style:family="text">
      <style:text-properties fo:font-style="normal" officeooo:rsid="00c5db6c" style:font-style-asian="normal" style:font-style-complex="normal"/>
    </style:style>
    <style:style style:name="T37" style:family="text">
      <style:text-properties fo:font-style="normal" officeooo:rsid="00c97869" style:font-style-asian="normal" style:font-style-complex="normal"/>
    </style:style>
    <style:style style:name="T38" style:family="text">
      <style:text-properties fo:font-style="normal" officeooo:rsid="00ce53b6" style:font-style-asian="normal" style:font-style-complex="normal"/>
    </style:style>
    <style:style style:name="T39" style:family="text">
      <style:text-properties fo:font-style="normal" officeooo:rsid="00cfc913" style:font-style-asian="normal" style:font-style-complex="normal"/>
    </style:style>
    <style:style style:name="T40" style:family="text">
      <style:text-properties fo:font-style="normal" officeooo:rsid="00d0a06b" style:font-style-asian="normal" style:font-style-complex="normal"/>
    </style:style>
    <style:style style:name="T41" style:family="text">
      <style:text-properties officeooo:rsid="006b7f3d"/>
    </style:style>
    <style:style style:name="T42" style:family="text">
      <style:text-properties officeooo:rsid="0073f086"/>
    </style:style>
    <style:style style:name="T43" style:family="text">
      <style:text-properties officeooo:rsid="00806b38"/>
    </style:style>
    <style:style style:name="T44" style:family="text">
      <style:text-properties fo:language="es" fo:country="ES"/>
    </style:style>
    <style:style style:name="T45" style:family="text">
      <style:text-properties fo:language="es" fo:country="ES" officeooo:rsid="010ca3fb"/>
    </style:style>
    <style:style style:name="T46" style:family="text">
      <style:text-properties officeooo:rsid="00940396"/>
    </style:style>
    <style:style style:name="T47" style:family="text">
      <style:text-properties officeooo:rsid="00950355"/>
    </style:style>
    <style:style style:name="T48" style:family="text">
      <style:text-properties officeooo:rsid="0095cb44"/>
    </style:style>
    <style:style style:name="T49" style:family="text">
      <style:text-properties officeooo:rsid="00985dc8"/>
    </style:style>
    <style:style style:name="T50" style:family="text">
      <style:text-properties officeooo:rsid="00a17530"/>
    </style:style>
    <style:style style:name="T51" style:family="text">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Ubuntu" fo:font-size="12pt" fo:font-style="normal" fo:text-shadow="none" style:text-underline-style="none" fo:font-weight="normal" officeooo:rsid="00a4ff93"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Ubuntu" fo:font-size="12pt" fo:font-style="normal" fo:text-shadow="none" style:text-underline-style="none" fo:font-weight="normal" officeooo:rsid="00a58fe1"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fo:font-style="normal" style:font-style-asian="normal" style:font-style-complex="normal"/>
    </style:style>
    <style:style style:name="T55" style:family="text">
      <style:text-properties fo:color="#000000" fo:font-style="normal" officeooo:rsid="00d9ee0f" style:font-style-asian="normal" style:font-style-complex="normal"/>
    </style:style>
    <style:style style:name="T56" style:family="text">
      <style:text-properties fo:color="#000000" fo:font-style="normal" officeooo:rsid="00e92763" style:font-style-asian="normal" style:font-style-complex="normal"/>
    </style:style>
    <style:style style:name="T57" style:family="text">
      <style:text-properties fo:color="#000000" fo:font-style="normal" officeooo:rsid="00e9ae6e" style:font-style-asian="normal" style:font-style-complex="normal"/>
    </style:style>
    <style:style style:name="T58" style:family="text">
      <style:text-properties fo:color="#000000" fo:font-style="normal" officeooo:rsid="00ecf32d" style:font-style-asian="normal" style:font-style-complex="normal"/>
    </style:style>
    <style:style style:name="T59" style:family="text">
      <style:text-properties fo:color="#000000" fo:font-style="normal" officeooo:rsid="00ee72d4" style:font-style-asian="normal" style:font-style-complex="normal"/>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officeooo:rsid="00dcfac6" style:font-style-asian="normal" style:font-weight-asian="normal" style:font-style-complex="normal" style:font-weight-complex="normal"/>
    </style:style>
    <style:style style:name="T62" style:family="text">
      <style:text-properties fo:color="#000000" fo:font-style="normal" fo:font-weight="normal" officeooo:rsid="00de74ab" style:font-style-asian="normal" style:font-weight-asian="normal" style:font-style-complex="normal" style:font-weight-complex="normal"/>
    </style:style>
    <style:style style:name="T63" style:family="text">
      <style:text-properties fo:color="#000000" fo:font-style="normal" fo:font-weight="normal" officeooo:rsid="00def613" style:font-style-asian="normal" style:font-weight-asian="normal" style:font-style-complex="normal" style:font-weight-complex="normal"/>
    </style:style>
    <style:style style:name="T64" style:family="text">
      <style:text-properties fo:color="#000000" fo:font-style="normal" fo:font-weight="normal" officeooo:rsid="00e052b4" style:font-style-asian="normal" style:font-weight-asian="normal" style:font-style-complex="normal" style:font-weight-complex="normal"/>
    </style:style>
    <style:style style:name="T65" style:family="text">
      <style:text-properties officeooo:rsid="00aa7f0a"/>
    </style:style>
    <style:style style:name="T66" style:family="text">
      <style:text-properties officeooo:rsid="00ae4dcc"/>
    </style:style>
    <style:style style:name="T67" style:family="text">
      <style:text-properties officeooo:rsid="00d7c0b5"/>
    </style:style>
    <style:style style:name="T68" style:family="text">
      <style:text-properties style:font-name="inherit" fo:language="en" fo:country="US"/>
    </style:style>
    <style:style style:name="T69" style:family="text">
      <style:text-properties style:font-name="inherit" fo:language="sv" fo:country="SE"/>
    </style:style>
    <style:style style:name="T70" style:family="text">
      <style:text-properties fo:font-variant="normal" fo:text-transform="none" fo:color="#3c3c3c" style:font-name="Open Sans" fo:font-size="12pt" fo:letter-spacing="normal" fo:font-style="normal" fo:font-weight="normal"/>
    </style:style>
    <style:style style:name="T71" style:family="text">
      <style:text-properties fo:font-variant="normal" fo:text-transform="none" fo:color="#3c3c3c" style:font-name="inherit" fo:font-size="12pt" fo:letter-spacing="normal" fo:language="en" fo:country="US" fo:font-style="normal" fo:font-weight="normal"/>
    </style:style>
    <style:style style:name="T72" style:family="text">
      <style:text-properties fo:font-variant="normal" fo:text-transform="none" fo:color="#0078b0" style:text-line-through-style="none" style:text-line-through-type="none" style:font-name="inherit" fo:font-size="12pt" fo:letter-spacing="normal" fo:font-style="normal" style:text-underline-style="none" fo:font-weight="normal" style:text-blinking="false"/>
    </style:style>
    <style:style style:name="T73" style:family="text">
      <style:text-properties fo:font-variant="normal" fo:text-transform="none" fo:color="#000000" style:font-name="Ubuntu" fo:font-size="12pt" fo:letter-spacing="normal" fo:font-style="normal" fo:font-weight="normal"/>
    </style:style>
    <style:style style:name="T74" style:family="text">
      <style:text-properties fo:font-variant="normal" fo:text-transform="none" fo:color="#000000" style:font-name="Ubuntu" fo:font-size="12pt" fo:letter-spacing="normal" fo:font-style="normal" fo:font-weight="normal" officeooo:rsid="01063da9"/>
    </style:style>
    <style:style style:name="T75" style:family="text">
      <style:text-properties fo:font-variant="normal" fo:text-transform="none" fo:color="#000000" style:font-name="Ubuntu" fo:font-size="12pt" fo:letter-spacing="normal" fo:font-style="normal" fo:font-weight="normal" officeooo:rsid="010814a6"/>
    </style:style>
    <style:style style:name="T76" style:family="text">
      <style:text-properties fo:font-variant="normal" fo:text-transform="none" fo:color="#000000" style:text-line-through-style="none" style:text-line-through-type="none" style:font-name="Ubuntu" fo:letter-spacing="normal" fo:font-style="normal" style:text-underline-style="none" fo:font-weight="normal" style:text-blinking="false" style:font-weight-asian="normal" style:font-weight-complex="normal"/>
    </style:style>
    <style:style style:name="T77" style:family="text">
      <style:text-properties officeooo:rsid="00f4c152"/>
    </style:style>
    <style:style style:name="T78" style:family="text">
      <style:text-properties officeooo:rsid="00fff6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seño de la interfaz</text:p>
      <text:p text:style-name="P5">El diseño de la interfaz de usuario crea un medio eficaz de comunicación entre los seres humanos y la computadora.</text:p>
      <text:p text:style-name="P5"/>
      <text:h text:style-name="P94" text:outline-level="2">Principios de diseño de la experiencia de usuario</text:h>
      <text:p text:style-name="P26">Para poder realizar un diseño de interfaz centrado en el usuario, primero hemos de conocer quiénes y cómo son nuestros usuarios. <text:span text:style-name="T46">Durante el desarrollo del modelo de negocio pudimos entrevistar a nuestros posibles clientes (futuros usuarios) y pudimos hacernos una idea de cuál es nuestro nicho de mercado.</text:span></text:p>
      <text:p text:style-name="P27">En nuestra plataforma, <text:span text:style-name="T49">tenemos dos tipos de perfiles: Los pacientes y los psicólogos.</text:span></text:p>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70">Pacientes</text:p>
          </table:table-cell>
          <table:covered-table-cell/>
        </table:table-row>
        <table:table-row table:style-name="Table1.1">
          <table:table-cell table:style-name="Table1.A2" office:value-type="float" office:value="0">
            <text:p text:style-name="P64">Demografía</text:p>
          </table:table-cell>
          <table:table-cell table:style-name="Table1.B2" office:value-type="float" office:value="0">
            <text:p text:style-name="P72">España</text:p>
          </table:table-cell>
        </table:table-row>
        <table:table-row table:style-name="Table1.1">
          <table:table-cell table:style-name="Table1.A2" office:value-type="float" office:value="0">
            <text:p text:style-name="P68">Edad</text:p>
          </table:table-cell>
          <table:table-cell table:style-name="Table1.B2" office:value-type="float" office:value="0">
            <text:p text:style-name="P72">Mayores de 16 años</text:p>
          </table:table-cell>
        </table:table-row>
        <table:table-row table:style-name="Table1.1">
          <table:table-cell table:style-name="Table1.A2" office:value-type="float" office:value="0">
            <text:p text:style-name="P62">Experiencia laboral</text:p>
          </table:table-cell>
          <table:table-cell table:style-name="Table1.B4" office:value-type="string">
            <text:p text:style-name="P74">Estudios mínimos</text:p>
          </table:table-cell>
        </table:table-row>
        <table:table-row table:style-name="Table1.1">
          <table:table-cell table:style-name="Table1.A2" office:value-type="float" office:value="0">
            <text:p text:style-name="P64">Contexto profesional</text:p>
          </table:table-cell>
          <table:table-cell table:style-name="Table1.B5" office:value-type="string">
            <text:p text:style-name="P75">Cualquiera</text:p>
          </table:table-cell>
        </table:table-row>
        <table:table-row table:style-name="Table1.1">
          <table:table-cell table:style-name="Table1.A2" office:value-type="float" office:value="0">
            <text:p text:style-name="P66">Necesidades e intereses</text:p>
          </table:table-cell>
          <table:table-cell table:style-name="Table1.B6" office:value-type="string">
            <text:list xml:id="list651572160635745862" text:style-name="L1">
              <text:list-item>
                <text:p text:style-name="P99">Buscar al psicólogo más adecuado para tratar su problemática.</text:p>
              </text:list-item>
              <text:list-item>
                <text:p text:style-name="P98"><text:span text:style-name="T53">R</text:span><text:span text:style-name="T52">educir las preocupaciones de aquellas poblaciones que no puedan acudir físicamente a una consulta por motivos de desplazamiento, urgencias, estigmas sociales...</text:span></text:p>
              </text:list-item>
            </text:list>
          </table:table-cell>
        </table:table-row>
        <table:table-row table:style-name="Table1.1">
          <table:table-cell table:style-name="Table1.A2" office:value-type="float" office:value="0">
            <text:p text:style-name="P66">¿Cuándo y dónde utilizaran este servicio?</text:p>
          </table:table-cell>
          <table:table-cell table:style-name="Table1.B7" office:value-type="string">
            <text:p text:style-name="P76">Cuando surja la necesidad de contactar con un psicólogo <text:span text:style-name="T50">y a través de</text:span> un ordenador.</text:p>
          </table:table-cell>
        </table:table-row>
      </table:table>
      <text:p text:style-name="P57"/>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71">P<text:span text:style-name="T65">sicólogos</text:span></text:p>
          </table:table-cell>
          <table:covered-table-cell/>
        </table:table-row>
        <table:table-row table:style-name="Table2.1">
          <table:table-cell table:style-name="Table2.A2" office:value-type="float" office:value="0">
            <text:p text:style-name="P65">Demografía</text:p>
          </table:table-cell>
          <table:table-cell table:style-name="Table2.B2" office:value-type="float" office:value="0">
            <text:p text:style-name="P73">España</text:p>
          </table:table-cell>
        </table:table-row>
        <table:table-row table:style-name="Table2.1">
          <table:table-cell table:style-name="Table2.A2" office:value-type="float" office:value="0">
            <text:p text:style-name="P69">Edad</text:p>
          </table:table-cell>
          <table:table-cell table:style-name="Table2.B2" office:value-type="float" office:value="0">
            <text:p text:style-name="P73">Mayor<text:span text:style-name="T66">ía de edad</text:span></text:p>
          </table:table-cell>
        </table:table-row>
        <table:table-row table:style-name="Table2.1">
          <table:table-cell table:style-name="Table2.A2" office:value-type="float" office:value="0">
            <text:p text:style-name="P63">Experiencia laboral</text:p>
          </table:table-cell>
          <table:table-cell table:style-name="Table2.B4" office:value-type="string">
            <text:p text:style-name="P77">Estudios superiores</text:p>
          </table:table-cell>
        </table:table-row>
        <table:table-row table:style-name="Table2.1">
          <table:table-cell table:style-name="Table2.A2" office:value-type="float" office:value="0">
            <text:p text:style-name="P65">Contexto profesional</text:p>
          </table:table-cell>
          <table:table-cell table:style-name="Table2.B5" office:value-type="string">
            <text:p text:style-name="P77">Psicólogos con especialidad clínica o sanitaria que estean colegiados para el ejercicio de la actividad profesional.</text:p>
          </table:table-cell>
        </table:table-row>
        <table:table-row table:style-name="Table2.1">
          <table:table-cell table:style-name="Table2.A2" office:value-type="float" office:value="0">
            <text:p text:style-name="P67">Necesidades e intereses</text:p>
          </table:table-cell>
          <table:table-cell table:style-name="Table2.B6" office:value-type="string">
            <text:p text:style-name="P79"><text:span text:style-name="T52">C</text:span><text:span text:style-name="T51">onseguir un flujo constante de pacientes.</text:span></text:p>
          </table:table-cell>
        </table:table-row>
        <table:table-row table:style-name="Table2.1">
          <table:table-cell table:style-name="Table2.A2" office:value-type="float" office:value="0">
            <text:p text:style-name="P67">¿Cuándo y dónde utilizaran este servicio?</text:p>
          </table:table-cell>
          <table:table-cell table:style-name="Table2.B7" office:value-type="string">
            <text:p text:style-name="P78">Periódicamente y a través de un ordenador.</text:p>
          </table:table-cell>
        </table:table-row>
      </table:table>
      <text:p text:style-name="P60"/>
      <text:p text:style-name="P61">Hacer un diseño centrado en el usuario implica tenerlo presente a lo largo de todo el proceso de diseño y tratar de entender cuáles son sus necesidades, intereses y limitaciones.</text:p>
      <text:h text:style-name="P95" text:outline-level="2"><text:soft-page-break/>Principios de <text:span text:style-name="T47">diseño </text:span>de la interfaz <text:span text:style-name="T48">de usuario</text:span></text:h>
      <text:p text:style-name="P6">Layout</text:p>
      <text:p text:style-name="P54">Si da tiempo: Trabajar con cuidado (mates) el tema de la proporción aurea file:///home/rach/Descargas/Dialnet-LasMatematicasEnElArteLaMusicaYLaLiteratura-287556.pdf</text:p>
      <text:p text:style-name="P9"><text:span text:style-name="T19">Nuestra interfaz seguirá la regla de los tercios para ayudar a concretar el enfoque del usuario. </text:span><text:span text:style-name="T18">La regla de los tercios es una forma de composición para ordenar objetos dentro de la imagen al dividirla en nueve partes iguales utilizando dos líneas imaginarias paralelas y equiespaciadas de forma horizontal y otras dos con la mismas características de forma vertical. Los puntos donde se cortan las líneas son los puntos de intersección y sirven para distribuir los elementos de la página. Entre los puntos de intersección se ha de ubicar el centro de atención para crear una imagen estéticamente agradable y equilibrada.</text:span></text:p>
      <text:p text:style-name="P55">Imagen</text:p>
      <text:p text:style-name="P10">La librería Bootstrap, <text:span text:style-name="T43">que es </text:span>una de las librerías escogidas para el diseño de la página, <text:span text:style-name="T42">posee un sistema de cuadrículas </text:span><text:span text:style-name="T6">Cita grid</text:span><text:span text:style-name="T42"> que permite dividir la página en filas y columnas. La cuadrícula siempre divide la página en 12 columnas. Como 12 es múltiplo 3, se puede aplicar fácilmente la regla de los tercios a este sistema de cuadrículas.</text:span></text:p>
      <text:p text:style-name="P22">Por otra parte, también se debe tener en cuenta el público que va a tener nuestra página a la hora de disponer los objetos en ella. La jerarquía visual es importante porque dirige la atención de los ojos del usuario. En nuestro caso, nuestra población es occidental, por lo que el usuario comienza a leer la página desde la esquina superior izquierda. <text:span text:style-name="T67">Por este motivo, es interesante situar el logo de nuestra plataforma en esta esquina y la navegación a su lado de forma horizontal.</text:span></text:p>
      <text:p text:style-name="P56">Colocar ejemplo si da tiempo</text:p>
      <text:p text:style-name="P9"/>
      <text:p text:style-name="P7">Colores</text:p>
      <text:p text:style-name="P11">En la página predominan los colores que, para nuestros futuros usuarios pertenecientes a la población occidental, transmiten:</text:p>
      <text:list xml:id="list7247613035548842180" text:style-name="L2">
        <text:list-item>
          <text:p text:style-name="P81">Verde: Seguridad, salud</text:p>
        </text:list-item>
        <text:list-item>
          <text:p text:style-name="P81">Azul: Seguridad, confianza, estabilidad, veracidad, lealtad</text:p>
        </text:list-item>
      </text:list>
      <text:p text:style-name="P12">El verde y azul son colores análogos, puesto que se encuentran uno pegado a otro en la rueda de color.</text:p>
      <text:p text:style-name="P13">Es importante tener en cuenta la cultura de nuestros usuarios, puesto que entre culturas <text:s text:c="2"/>pueden existir connotaciones de los colores totalmente opuestas. </text:p>
      <text:p text:style-name="P14">Para el color de las letras se han utilizado el blanco y el negro <text:span text:style-name="T41">(colores neutros) y hacen contraste con el color predominante del </text:span><text:span text:style-name="T23">background</text:span><text:span text:style-name="T27"> y </text:span><text:span text:style-name="T30">de</text:span><text:span text:style-name="T28"> los </text:span><text:span text:style-name="T27">elementos de la página.</text:span></text:p>
      <text:p text:style-name="P84"><text:soft-page-break/></text:p>
      <text:p text:style-name="P8"><text:span text:style-name="T27">F</text:span><text:span text:style-name="T26">uentes y tipografía</text:span></text:p>
      <text:p text:style-name="P15"><text:span text:style-name="T26">La tipografía predominante en toda la página es Lato</text:span><text:span text:style-name="T4">Cita Lato</text:span><text:span text:style-name="T26">, </text:span><text:span text:style-name="T29">pero para aquellos mensajes que queramos resaltar en algún momento puntual se utilizará </text:span><text:span text:style-name="T5">Aquí va la otra fuente y su cita</text:span><text:span text:style-name="T29"> .</text:span></text:p>
      <text:p text:style-name="P16"><text:span text:style-name="T29">L</text:span><text:span text:style-name="T26">a elección de las </text:span><text:span text:style-name="T31">fuentes</text:span><text:span text:style-name="T26"> </text:span><text:span text:style-name="T31">se debe a que la tipografía contextualiza el tipo de contenido de la página, </text:span><text:span text:style-name="T32">no sólo lo hace a nivel verbal sino que también de forma visual. El lector, primero identifica los patrones gráficos de la página, y después, </text:span><text:span text:style-name="T33">analiza</text:span><text:span text:style-name="T32"> el lenguaje y lee.</text:span></text:p>
      <text:list xml:id="list1576134979487896817" text:style-name="L3">
        <text:list-item>
          <text:p text:style-name="P85">Lato</text:p>
          <text:p text:style-name="P82"><text:span text:style-name="T26">Es de tipo sans serif</text:span><text:span text:style-name="T26"><text:note text:id="ftn1" text:note-class="footnote"><text:note-citation>1</text:note-citation><text:note-body><text:p text:style-name="P80">Sans serif: Fuentes con ausencia de serif.</text:p></text:note-body></text:note></text:span><text:span text:style-name="T26"> transicional: </text:span><text:span text:style-name="T38">Los trazos son fuertes y los caracteres son derechos y uniformes. </text:span><text:span text:style-name="T39">Transmite sencillez y modernez. </text:span><text:span text:style-name="T40">Se suele utilizar en tecnología y aplicaciones portables.</text:span></text:p>
        </text:list-item>
        <text:list-item>
          <text:p text:style-name="P83"><text:span text:style-name="T3">La otra:</text:span><text:span text:style-name="T26"> </text:span></text:p>
          <text:p text:style-name="P83"><text:span text:style-name="T34">Es de tipo egipcio </text:span><text:span text:style-name="T36">(</text:span><text:span text:style-name="T34">slab serif</text:span><text:span text:style-name="T36">): Existe</text:span><text:span text:style-name="T35"> muy poco contraste entre los trazos, y la </text:span><text:span text:style-name="T24">serif</text:span><text:span text:style-name="T35"> es gruesa. </text:span><text:span text:style-name="T37">Transmite autoridad pero en tono amistoso. Se suele utilizar en </text:span><text:span text:style-name="T25">marketing</text:span><text:span text:style-name="T37"> y aplicaciones promocionales.</text:span></text:p>
        </text:list-item>
      </text:list>
      <text:p text:style-name="P21"><text:span text:style-name="T7">S</text:span><text:span text:style-name="T3">i da tiempo, añadir imágenes de ejemplo.</text:span></text:p>
      <text:h text:style-name="P93" text:outline-level="1">Interacción persona-ordenador</text:h>
      <text:p text:style-name="P29"><text:span text:style-name="T59">1. </text:span><text:span text:style-name="T55">S</text:span><text:span text:style-name="T54">ociedad de la información</text:span></text:p>
      <text:p text:style-name="P29"><text:span text:style-name="T60">La tendencia que existe hoy en día es digitalizar toda clase de servicios. Los servicios TIC permiten acceder a la salud, el ocio, el bienestar, la formación... </text:span><text:span text:style-name="T61">derechos básicos que pertenecen a toda la ciudadanía.</text:span></text:p>
      <text:p text:style-name="P30"><text:span text:style-name="T60">A pesar de ello, existen personas que no tienen fácil acceso a este tipo de servicios ya sea por razones de limitaciones geográficas como es el caso del rural, </text:span><text:span text:style-name="T62">aspectos de género culturales o religiosos, la edad, </text:span><text:span text:style-name="T64">aspectos</text:span><text:span text:style-name="T62"> </text:span><text:span text:style-name="T63">socieconómicos </text:span><text:span text:style-name="T64">(personas bajo el umbral de difícil acceso a las TIC) y la discapacidad.</text:span></text:p>
      <text:p text:style-name="P31"><text:span text:style-name="T64">A</text:span><text:span text:style-name="T60">unque el proyecto no pueda abarcar a toda clase de colectivos por limitaciones de tiempo, sí es importante tenerlos en cuenta para el futuro.</text:span></text:p>
      <text:p text:style-name="P31"/>
      <text:p text:style-name="P32"><text:span text:style-name="T59">2. </text:span><text:span text:style-name="T54">Diversidad funcional</text:span></text:p>
      <text:p text:style-name="P34"><text:span text:style-name="T54">La diversidad funcional es inherente al ser humano: Una persona experimenta variaciones en su capacidad de dependencia a lo largo de su vida, </text:span><text:span text:style-name="T56">aunque sea de manera temporal. </text:span><text:span text:style-name="T57">Por ejemplo, a veces nos sentimos limitados por no poder utilizar el ordenador portátil al no tener batería; o con la edad, la gente obtiene discapacidades que antes no tenía como la pérdida de vista.</text:span></text:p>
      <text:p text:style-name="P34"/>
      <text:p text:style-name="P33"><text:span text:style-name="T59">3.</text:span><text:span text:style-name="T57">A</text:span><text:span text:style-name="T54">ccesibilidad</text:span></text:p>
      <text:p text:style-name="P35"><text:span text:style-name="T54">La accesibilidad la interacción persona-ordenador es el conjunto de propiedades que </text:span><text:span text:style-name="T58">debe incorporar un producto, servicio o sistema, de forma que el mayor número posible de personas, en el mayor número posible de circunstancias, que sea comercialmente práctico tener en cuenta, puede acceder a él y usarlo.</text:span><text:span text:style-name="T8">Cita Nordic Guidelines</text:span></text:p>
      <text:p text:style-name="P39">Un producto es accesible si, por mucho tiempo o esfuerzo que requiera, la tarea puede realizarse.</text:p>
      <text:p text:style-name="P36"/>
      <text:p text:style-name="P43">4.Usabilidad</text:p>
      <text:p text:style-name="P38">La usabilidad es la efectividad, eficiencia y satisfacción con la que usuarios específicos pueden abarcar unos objetivos determinados en un entorno particular. <text:span text:style-name="T8">Cita </text:span><text:span text:style-name="T9">ISO 9241</text:span><text:span text:style-name="T77"> </text:span></text:p>
      <text:p text:style-name="P37"/>
      <text:p text:style-name="P40">Por tanto, los sistemas deben ser usables y accesibles para que la inmensa mayoría de las personas puedan utilizarlo con calidad.</text:p>
      <text:p text:style-name="P40"/>
      <text:p text:style-name="P44">5. Diseño universal</text:p>
      <text:p text:style-name="P41"><text:soft-page-break/>El diseño universal es la estrategia que tiene como objetivo diseñar productos y servicios que puedan se utilizados por el mayor número de personas, considerando que existe una amplia variedad de habilidades humanas y no una habilidad media, sin necesidad de llevar a cabo una adaptación o diseñi especializado, simplificando la vida de todas las personas con independencia de su edad, talla o capacidad. <text:span text:style-name="T8">Cita </text:span><text:span text:style-name="T10">Ekberg</text:span></text:p>
      <text:p text:style-name="P42">En la práctica, esto supone un auténtico reto, por lo que el diseño para todos acaba equivaliendo a diseño para “la mayoría”. <text:span text:style-name="T78">Aquí es donde se entra a valorar la posibilidad de añadir productos de apoyo para que pueda ser utilizado por las minorías.</text:span></text:p>
      <text:p text:style-name="P59"><text:span text:style-name="T20">En España </text:span><text:span text:style-name="T21">hay leyes que tratan de combatir con este tipo de discriminación como</text:span><text:span text:style-name="T20"> </text:span><text:span text:style-name="T22">la Ley 51/2005,</text:span><text:span text:style-name="T73"> de 2 de diciembre, de igualdad de oportunidades, no discriminación y accesibilidad universal de las personas con discapacidad. </text:span><text:span text:style-name="T74">Por otra parte, </text:span><text:span text:style-name="T75">AENOR posee la n</text:span><text:span text:style-name="T76">orma UNE 139803:2012. Requisitos de Accesibilidad para contenidos en la web.</text:span></text:p>
      <text:p text:style-name="P87">Para lograr que nuestra plataforma pueda ser utilizada por el mayor número de personas posible se ha decidido seguir los principios heurísticos de Nielsen y Molich.</text:p>
      <text:p text:style-name="P28"/>
      <text:p text:style-name="P28"><text:span text:style-name="T45">6. </text:span><text:span text:style-name="T44">Principios heurísticos</text:span></text:p>
      <text:p text:style-name="P23">La Interacción Persona Ordenador (IPO) presenta a la Evaluación Heurística (EH) como un método de evaluación de la usabilidad por inspección que debe ser llevado a cabo a través de unos principios heurísticos previamente establecidos. Por ser un método de evaluación de la usabilidad, tiene como objetivo medir la calidad de la interfaz <text:span text:style-name="T1">de cualquier sistema interactivo en relación a su facilidad para ser aprendido y usado por un determinado grupo de usuarios en un determinado contexto de uso </text:span><text:span text:style-name="T2">[ISO98, UNET06]</text:span></text:p>
      <text:p text:style-name="P45"><text:span text:style-name="T11">Aplicar los principios heurísticos nos sirve de guía para el proceso de diseño y nos permite identificar problemas de usabilidad en las interfaces de usuario. En</text:span> nuestra aplicación, tendremos en cuenta los principios heurísticos <text:span text:style-name="T11">de Nielsen y Molich:</text:span></text:p>
      <text:p text:style-name="P46"/>
      <text:list xml:id="list1994668386214771419" text:style-name="L4">
        <text:list-item>
          <text:p text:style-name="P88">Visibilidad del estado del sistema.</text:p>
        </text:list-item>
      </text:list>
      <text:p text:style-name="P47">El sistema debe siempre mantener a los usuarios informados del estado del sistema, con una realimentación apropiada y en un tiempo razonable.</text:p>
      <text:list xml:id="list130150015553520" text:continue-numbering="true" text:style-name="L4">
        <text:list-item>
          <text:p text:style-name="P86"><text:span text:style-name="T14">L</text:span><text:span text:style-name="T13">enguaje de los usuarios</text:span></text:p>
        </text:list-item>
      </text:list>
      <text:p text:style-name="P48">El sistema debe hablar el lenguaje de los usuarios, utilizando convenciones del mundo real, disponiendo la información en un orden natural y lógico.</text:p>
      <text:list xml:id="list130150531556349" text:continue-numbering="true" text:style-name="L4">
        <text:list-item>
          <text:p text:style-name="P89">Control y libertad para el usuario</text:p>
        </text:list-item>
      </text:list>
      <text:p text:style-name="P17"><text:span text:style-name="T12">Los usuarios eligen a veces funciones del sistema por error y necesitan una salida del estado indeseado </text:span><text:span text:style-name="T15">sin tener que pasar por un diálogo extendido.</text:span></text:p>
      <text:list xml:id="list130151341926848" text:continue-numbering="true" text:style-name="L4">
        <text:list-item>
          <text:p text:style-name="P89">Consistencia y estándares</text:p>
        </text:list-item>
      </text:list>
      <text:p text:style-name="P49">Se deben seguir las normas y convencios de la plataforma para las que se implementa el <text:soft-page-break/>sistema.</text:p>
      <text:list xml:id="list130151091740047" text:continue-numbering="true" text:style-name="L4">
        <text:list-item>
          <text:p text:style-name="P89">Ayuda a los usuarios para reconocimiento, diagnóstico y recuperación de errores</text:p>
        </text:list-item>
      </text:list>
      <text:p text:style-name="P50">Los mensajes de error deben expresarse en un lenguaje claro y explicativo.</text:p>
      <text:list xml:id="list130150982040447" text:continue-numbering="true" text:style-name="L4">
        <text:list-item>
          <text:p text:style-name="P89">Prevención de errores</text:p>
        </text:list-item>
      </text:list>
      <text:p text:style-name="P18"><text:span text:style-name="T12">Se debe prevenir la aparición de errores </text:span><text:span text:style-name="T16">que mejor que generar buenos mensajes de error</text:span><text:span text:style-name="T12">.</text:span></text:p>
      <text:list xml:id="list130150455969372" text:continue-numbering="true" text:style-name="L4">
        <text:list-item>
          <text:p text:style-name="P89">Reconocimiento antes de cancelación</text:p>
        </text:list-item>
      </text:list>
      <text:p text:style-name="P51">El usuario no debería tener que recordar la información de una parte del diálogo a la otra.</text:p>
      <text:list xml:id="list130149948590428" text:continue-numbering="true" text:style-name="L4">
        <text:list-item>
          <text:p text:style-name="P89">Flexibilidad y eficiencia de uso</text:p>
        </text:list-item>
      </text:list>
      <text:p text:style-name="P52">Las instrucciones para el uso del sistema deben ser visibles o fácilmente accesibles siempre que se necesiten.</text:p>
      <text:list xml:id="list130151124065722" text:continue-numbering="true" text:style-name="L4">
        <text:list-item>
          <text:p text:style-name="P89">Estética de diálogos y diseño minimalista</text:p>
        </text:list-item>
      </text:list>
      <text:p text:style-name="P53">No deben contener la información que sea inaplicable o se necesite raramente. Cada unidad adicional de la información en un diálogo compite con las unidades relevantes de la información y disminuye su visibilidad.</text:p>
      <text:list xml:id="list130149615772025" text:continue-numbering="true" text:style-name="L4">
        <text:list-item>
          <text:p text:style-name="P89">Ayuda general y documentación</text:p>
        </text:list-item>
      </text:list>
      <text:p text:style-name="P19"><text:span text:style-name="T12">Aunque es mejor si el sistema se pueda usar sin documentación, puede ser necesario disponer de ayuda y documentación. </text:span><text:span text:style-name="T17">Ésta ha de ser fácil de buscar, centrada en las tareas del usuario, tener información de las etapas a realizar y que no sea muy extensa. </text:span><text:span text:style-name="T2">[ISO98, UNET06]</text:span></text:p>
      <text:p text:style-name="P20"/>
      <text:p text:style-name="P20"/>
      <text:h text:style-name="P97" text:outline-level="2">Mockup</text:h>
      <text:p text:style-name="P90"/>
      <text:p text:style-name="P91">Página de inicio</text:p>
      <text:p text:style-name="P92"/>
      <text:h text:style-name="P96" text:outline-level="2">FUENTES</text:h>
      <text:p text:style-name="P1"><text:a xlink:type="simple" xlink:href="http://w.aipo.es/libro/pdf/15-Evaluacion-Heuristica.pdf"><text:span text:style-name="T44">http://w.aipo.es/libro/pdf/15-Evaluacion-Heuristica.pdf</text:span></text:a></text:p>
      <text:p text:style-name="P2"><text:a xlink:type="simple" xlink:href="https://books.google.es/books?id=oBMEAAAAQAAJ&amp;pg=PA47&amp;dq=rule-of-thirds+date:0-1980&amp;as_brr=3&amp;ei=V36ORqTTK6DeoAKC4f2bCw&amp;redir_esc=y#v=onepage&amp;q&amp;f=false"><text:span text:style-name="T44">https://books.google.es/books?id=oBMEAAAAQAAJ&amp;pg=PA47&amp;dq=rule-of-thirds+date:0-1980&amp;as_brr=3&amp;ei=V36ORqTTK6DeoAKC4f2bCw&amp;redir_esc=y#v=onepage&amp;q&amp;f=false</text:span></text:a></text:p>
      <text:p text:style-name="P3"><text:a xlink:type="simple" xlink:href="https://fonts.google.com/specimen/Lato"><text:span text:style-name="T44">https://fonts.google.com/specimen/Lato</text:span></text:a></text:p>
      <text:p text:style-name="P4"><text:a xlink:type="simple" xlink:href="https://www.w3schools.com/bootstrap/bootstrap_grid_basic.asp"><text:span text:style-name="T44">https://www.w3schools.com/bootstrap/bootstrap_grid_basic.asp</text:span></text:a></text:p>
      <text:p text:style-name="P24"><text:a xlink:type="simple" xlink:href="http://courseware.codeschool.com/the-elements-of-web-design/CodeSchool-The-Elements-of-Web-Design-all-levels.pdf">http://courseware.codeschool.com/the-elements-of-web-design/CodeSchool-The-Elements-of-Web-Design-all-levels.pdf</text:a></text:p>
      <text:p text:style-name="P25"><text:a xlink:type="simple" xlink:href="http://courseware.codeschool.com/FoD_optimized.pdf">http://courseware.codeschool.com/FoD_optimized.pdf</text:a></text:p>
      <text:p text:style-name="P58"><text:bookmark text:name="thoren1998"/>Thorén C. (ed.) (1998). <text:span text:style-name="T68">"Nordic Guidelines for Computer Accessibility". 2nd ed., Nordic Cooperation on Disability</text:span>.</text:p>
      <text:p text:style-name="P25"><text:bookmark text:name="ISO2008"/><text:span text:style-name="T70">ISO (2008). ISO 9241-171:2008 "</text:span><text:span text:style-name="T71">Ergonomics of human-system interaction - Part 171: Guidance on software accessibility</text:span><text:span text:style-name="T70">". Disponible en: </text:span><text:a xlink:type="simple" xlink:href="http://www.iso.org/iso/home/store/catalogue_ics/catalogue_detail_ics.htm?csnumber=39080" office:target-frame-name="_blank" xlink:show="new"><text:span text:style-name="T72">Página web con la referencia ISO 2008</text:span></text:a><text:span text:style-name="T70">.</text:span></text:p>
      <text:p text:style-name="P58"><text:bookmark text:name="Ekberg2000"/><text:span text:style-name="T69">Ekberg</text:span> J. (2000). "Un paso adelante: Diseño para todos". Proyecto INCLUDE. CEAPAT-IMSERSO, Madrid.</text:p>
      <text:p text:style-name="P25"><text:bookmark text:name="AENOR2012a"/><text:span text:style-name="T70">AENOR (2012a). UNE 139803:2012 "Requisitos de accesibilidad para contenidos en la Web". Disponible en: </text:span><text:a xlink:type="simple" xlink:href="http://administracionelectronica.gob.es/pae_Home/pae_Estrategias/pae_Accesibilidad/pae_normativa/pae_eInclusion_Normas_Accesibilidad.html#.WBbsEYVwZZ0" office:target-frame-name="_blank" xlink:show="new"><text:span text:style-name="T72">Página web con la referencia AENOR 2012a</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Verdana, Geneva, sans-serif, sans-serif"/>
    <style:font-face style:name="inherit" svg:font-family="inherit"/>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5:25:40.368268610</meta:creation-date>
    <dc:date>2018-01-18T13:01:49.147687720</dc:date>
    <meta:editing-duration>PT4H37M3S</meta:editing-duration>
    <meta:editing-cycles>239</meta:editing-cycles>
    <meta:generator>LibreOffice/4.2.8.2$Linux_X86_64 LibreOffice_project/420m0$Build-2</meta:generator>
    <meta:document-statistic meta:table-count="2" meta:image-count="0" meta:object-count="0" meta:page-count="8" meta:paragraph-count="111" meta:word-count="1772" meta:character-count="11534" meta:non-whitespace-character-count="9886"/>
  </office:meta>
</office:document-meta>
</file>